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style:font-name="Calibri" fo:font-size="11pt" fo:language="en" fo:country="none" style:text-underline-style="solid" style:text-underline-width="auto" style:text-underline-color="font-color" fo:font-weight="normal" style:font-size-asian="11pt" style:font-weight-asian="normal"/>
    </style:style>
    <style:style style:name="P3" style:family="paragraph" style:parent-style-name="Standard">
      <style:paragraph-properties fo:margin-top="0cm" fo:margin-bottom="0.353cm" loext:contextual-spacing="false" fo:line-height="115%"/>
      <style:text-properties style:font-name="Calibri" fo:font-size="11pt" fo:language="en" fo:country="none" style:text-underline-style="solid" style:text-underline-width="auto" style:text-underline-color="font-color" fo:font-weight="bold" style:font-size-asian="11pt" style:font-weight-asian="bold"/>
    </style:style>
    <style:style style:name="P4" style:family="paragraph" style:parent-style-name="Standard">
      <style:paragraph-properties fo:margin-top="0cm" fo:margin-bottom="0.353cm" loext:contextual-spacing="false" fo:line-height="115%"/>
      <style:text-properties style:font-name="Calibri" fo:font-size="11pt" fo:language="en" fo:country="none" style:text-underline-style="none" fo:font-weight="bold" style:font-size-asian="11pt" style:font-weight-asian="bold"/>
    </style:style>
    <style:style style:name="P5" style:family="paragraph" style:parent-style-name="Standard">
      <style:paragraph-properties fo:margin-top="0cm" fo:margin-bottom="0.353cm" loext:contextual-spacing="false" fo:line-height="115%"/>
      <style:text-properties fo:color="#000000" style:font-name="Calibri" fo:font-size="11pt" fo:language="en" fo:country="none" style:text-underline-style="none" fo:font-weight="normal" style:font-size-asian="11pt" style:font-weight-asian="normal"/>
    </style:style>
    <style:style style:name="P6" style:family="paragraph" style:parent-style-name="Standard">
      <style:paragraph-properties fo:margin-top="0cm" fo:margin-bottom="0.353cm" loext:contextual-spacing="false" fo:line-height="115%"/>
      <style:text-properties fo:color="#000000" style:font-name="Calibri" fo:font-size="11pt" fo:language="en" fo:country="none" style:text-underline-style="none" fo:font-weight="bold" style:font-size-asian="11pt" style:font-weight-asian="bold"/>
    </style:style>
    <style:style style:name="P7" style:family="paragraph" style:parent-style-name="Standard">
      <style:paragraph-properties fo:margin-top="0cm" fo:margin-bottom="0.353cm" loext:contextual-spacing="false" fo:line-height="115%"/>
      <style:text-properties fo:color="#000000" style:font-name="Calibri" fo:font-size="11pt" fo:language="en" fo:country="none" style:text-underline-style="solid" style:text-underline-width="auto" style:text-underline-color="font-color" fo:font-weight="bold" style:font-size-asian="11pt" style:font-weight-asian="bold"/>
    </style:style>
    <style:style style:name="P8" style:family="paragraph" style:parent-style-name="Standard">
      <style:paragraph-properties fo:margin-top="0cm" fo:margin-bottom="0.353cm" loext:contextual-spacing="false" fo:line-height="115%"/>
      <style:text-properties fo:color="#ff0000" style:font-name="Calibri" fo:font-size="11pt" fo:language="en" fo:country="none" style:text-underline-style="none" fo:font-weight="bold" style:font-size-asian="11pt" style:font-weight-asian="bold"/>
    </style:style>
    <style:style style:name="P9" style:family="paragraph" style:parent-style-name="Standard">
      <style:paragraph-properties fo:margin-top="0cm" fo:margin-bottom="0.353cm" loext:contextual-spacing="false" fo:line-height="115%"/>
      <style:text-properties fo:color="#ff0000" style:font-name="Calibri" fo:font-size="11pt" fo:language="en" fo:country="none" style:text-underline-style="none" fo:font-weight="normal" style:font-size-asian="11pt" style:font-weight-asian="normal"/>
    </style:style>
    <style:style style:name="P10" style:family="paragraph" style:parent-style-name="Standard" style:master-page-name="Standard">
      <style:paragraph-properties fo:margin-top="0cm" fo:margin-bottom="0.353cm" loext:contextual-spacing="false" fo:line-height="115%" style:page-number="auto"/>
    </style:style>
    <style:style style:name="P11" style:family="paragraph" style:parent-style-name="Standard">
      <style:paragraph-properties fo:margin-top="0cm" fo:margin-bottom="0.353cm" loext:contextual-spacing="false" fo:line-height="115%"/>
      <style:text-properties fo:color="#000000" style:font-name="Calibri" fo:font-size="11pt" fo:language="en" fo:country="none" style:text-underline-style="solid" style:text-underline-width="auto" style:text-underline-color="font-color" fo:font-weight="bold" style:font-size-asian="11pt" style:font-weight-asian="bold"/>
    </style:style>
    <style:style style:name="P12" style:family="paragraph" style:parent-style-name="Standard">
      <style:paragraph-properties fo:margin-top="0cm" fo:margin-bottom="0.353cm" loext:contextual-spacing="false" fo:line-height="115%"/>
    </style:style>
    <style:style style:name="P13"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fo:color="#000000" style:font-name="Calibri" fo:font-size="11pt" fo:language="en" fo:country="none" style:text-underline-style="none" fo:font-weight="normal" style:font-size-asian="11pt" style:font-weight-asian="normal"/>
    </style:style>
    <style:style style:name="P14"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style:text-underline-style="solid" style:text-underline-width="auto" style:text-underline-color="font-color" fo:font-weight="bold" style:font-size-asian="11pt" style:font-weight-asian="bold"/>
    </style:style>
    <style:style style:name="T3" style:family="text">
      <style:text-properties style:font-name="Calibri" fo:font-size="11pt" fo:language="en" fo:country="none" style:text-underline-style="solid" style:text-underline-width="auto" style:text-underline-color="font-color" fo:font-weight="normal" style:font-size-asian="11pt" style:font-weight-asian="normal"/>
    </style:style>
    <style:style style:name="T4" style:family="text">
      <style:text-properties style:font-name="Calibri" fo:font-size="11pt" fo:language="en" fo:country="none" style:text-underline-style="none" fo:font-weight="bold" style:font-size-asian="11pt" style:font-weight-asian="bold"/>
    </style:style>
    <style:style style:name="T5" style:family="text">
      <style:text-properties style:font-name="Calibri" fo:font-size="11pt" fo:language="en" fo:country="none" style:text-underline-style="none" fo:font-weight="normal" style:font-size-asian="11pt" style:font-weight-asian="normal"/>
    </style:style>
    <style:style style:name="T6" style:family="text">
      <style:text-properties style:font-name="Calibri" fo:font-size="11pt" fo:language="en" fo:country="none" style:text-underline-style="none" fo:font-weight="normal" officeooo:rsid="0007bfbf" style:font-size-asian="11pt" style:font-weight-asian="normal"/>
    </style:style>
    <style:style style:name="T7" style:family="text">
      <style:text-properties style:font-name="Calibri" fo:font-size="16pt" fo:language="en" fo:country="none" style:text-underline-style="solid" style:text-underline-width="auto" style:text-underline-color="font-color" style:font-size-asian="16pt"/>
    </style:style>
    <style:style style:name="T8" style:family="text">
      <style:text-properties fo:color="#ff0000" style:font-name="Calibri" fo:font-size="11pt" fo:language="en" fo:country="none" style:text-underline-style="none" fo:font-weight="bold" style:font-size-asian="11pt" style:font-weight-asian="bold"/>
    </style:style>
    <style:style style:name="T9" style:family="text">
      <style:text-properties fo:color="#ff0000" style:font-name="Calibri" fo:font-size="11pt" fo:language="en" fo:country="none" style:text-underline-style="none" fo:font-weight="normal" style:font-size-asian="11pt" style:font-weight-asian="normal"/>
    </style:style>
    <style:style style:name="T10" style:family="text">
      <style:text-properties fo:color="#000000" style:font-name="Calibri" fo:font-size="11pt" fo:language="en" fo:country="none" style:text-underline-style="none" fo:font-weight="normal" style:font-size-asian="11pt" style:font-weight-asian="normal"/>
    </style:style>
    <style:style style:name="T11" style:family="text">
      <style:text-properties fo:color="#000000" style:font-name="Calibri" fo:font-size="11pt" fo:language="en" fo:country="none" style:text-underline-style="none" fo:font-weight="normal" officeooo:rsid="000b177a" style:font-size-asian="11pt" style:font-weight-asian="normal"/>
    </style:style>
    <style:style style:name="T12" style:family="text">
      <style:text-properties fo:color="#000000" style:font-name="Calibri" fo:font-size="11pt" fo:language="en" fo:country="none" style:text-underline-style="none" fo:font-weight="bold" style:font-size-asian="11pt" style:font-weight-asian="bold"/>
    </style:style>
    <style:style style:name="T13" style:family="text">
      <style:text-properties fo:color="#000000" style:font-name="Calibri" fo:font-size="11pt" fo:language="en" fo:country="US" style:text-underline-style="none" fo:font-weight="normal" style:font-size-asian="11pt" style:font-weight-asian="normal"/>
    </style:style>
    <style:style style:name="T14" style:family="text">
      <style:text-properties fo:color="#000000" style:font-name="Verdana" fo:font-size="9pt" fo:language="en" fo:country="US" style:text-underline-style="none" fo:font-weight="bold" style:font-size-asian="9pt" style:font-weight-asian="bold"/>
    </style:style>
    <style:style style:name="T15" style:family="text">
      <style:text-properties fo:color="#000000" style:font-name="Verdana" fo:font-size="9pt" fo:language="en" fo:country="US" style:text-underline-style="none" fo:font-weight="normal" style:font-size-asian="9pt" style:font-weight-asian="normal"/>
    </style:style>
    <style:style style:name="T16" style:family="text">
      <style:text-properties fo:color="#00b050" style:font-name="Calibri" fo:font-size="11pt" fo:language="en" fo:country="none" style:text-underline-style="none" fo:font-weight="normal" style:font-size-asian="11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s text:c="54"/></text:span><text:span text:style-name="T7">Clean Code - Summary</text:span></text:p>
      <text:p text:style-name="P1"><text:span text:style-name="T2">Chapter 1:Introduction </text:span><text:span text:style-name="T3">:</text:span></text:p>
      <text:p text:style-name="P4">Importance of Clean Code</text:p>
      <text:p text:style-name="P1"><text:span text:style-name="T5"><text:tab/>Maintaining the code t</text:span><text:span text:style-name="T6">h</text:span><text:span text:style-name="T5">at is not clean is tough,may be not possible.Sometimes It is difficult to understand what we have written,even for us.</text:span></text:p>
      <text:p text:style-name="P4">Causes of Bad code</text:p>
      <text:p text:style-name="P1"><text:span text:style-name="T5"><text:tab/>Consider we have written the a unclean code that works as expected.After few years we want to migrate that,we hav</text:span><text:span text:style-name="T6">e</text:span><text:span text:style-name="T5"> go through our code top to <text:s/>bottom.If someone other than us want to migrate,they can't.Then it leads to </text:span><text:span text:style-name="T4">failure</text:span><text:span text:style-name="T5">. <text:s text:c="80"/></text:span></text:p>
      <text:p text:style-name="P2"/>
      <text:p text:style-name="P3">Chapter 2:Naming Convention</text:p>
      <text:p text:style-name="P4">Intention revealining names:</text:p>
      <text:p text:style-name="P1"><text:span text:style-name="T5"><text:tab/>The name of the variables,functions,class has to express the intention.If it is a variable, it should express '</text:span><text:span text:style-name="T4">What it holds</text:span><text:span text:style-name="T5">?'.Or if it's a function '</text:span><text:span text:style-name="T4">What it will do</text:span><text:span text:style-name="T5">?'</text:span></text:p>
      <text:p text:style-name="P1"><text:span text:style-name="T5"><text:tab/>Example for variable : </text:span><text:span text:style-name="T8">SpeedByHours</text:span></text:p>
      <text:p text:style-name="P1"><text:span text:style-name="T10"><text:s text:c="14"/>Example for function : </text:span><text:span text:style-name="T8">get_customer()</text:span></text:p>
      <text:p text:style-name="P1"><text:span text:style-name="T10"><text:s/></text:span><text:span text:style-name="T12">Meaningfull distinctions:</text:span></text:p>
      <text:p text:style-name="P1"><text:span text:style-name="T10"><text:tab/>Consider we have two variables holds the speed of the car.Assume that one holds </text:span><text:span text:style-name="T12">speed per hour</text:span><text:span text:style-name="T10">,and other holds </text:span><text:span text:style-name="T12">speed per minute</text:span><text:span text:style-name="T10">.</text:span></text:p>
      <text:p text:style-name="P5"><text:s text:c="14"/>Best possible names for these variables are:</text:p>
      <text:p text:style-name="P1"><text:span text:style-name="T9"><text:s text:c="14"/><text:tab/></text:span><text:span text:style-name="T8"><text:tab/>speed_per_hour</text:span></text:p>
      <text:p text:style-name="P8"><text:s text:c="2"/><text:tab/><text:tab/>speed_per_minute</text:p>
      <text:p text:style-name="P6">Pronounceable names:</text:p>
      <text:p text:style-name="P1"><text:span text:style-name="T10"><text:tab/>Assume that,you project manager is evaluating your code.There is a variable </text:span><text:span text:style-name="T8">dataCngByTym</text:span><text:span text:style-name="T16">.</text:span><text:span text:style-name="T10">He can't able understand </text:span><text:span text:style-name="T12">what it is revealing</text:span><text:span text:style-name="T10">.So,make the variable pronouncable.Then other can able to read your code without your help.</text:span></text:p>
      <text:p text:style-name="P1"><text:soft-page-break/><text:span text:style-name="T10"><text:s text:c="14"/>The above shown variable can be changed into </text:span><text:span text:style-name="T8">dataChangedByTime</text:span><text:span text:style-name="T16">.</text:span></text:p>
      <text:p text:style-name="P6">Searchable names:</text:p>
      <text:p text:style-name="P1"><text:span text:style-name="T10"><text:s/><text:tab/>Consider you are searching for customer name,So the best possible name for that is </text:span><text:span text:style-name="T8">Customer_name</text:span><text:span text:style-name="T10">,Because it holds the list of customer names. </text:span></text:p>
      <text:p text:style-name="P6">Avoid Mental Mapping:</text:p>
      <text:p text:style-name="P1"><text:span text:style-name="T10"><text:tab/>Don't make the readers to </text:span><text:span text:style-name="T12">mentally map the variables</text:span><text:span text:style-name="T10">.</text:span></text:p>
      <text:p text:style-name="P1"><text:span text:style-name="T10"><text:tab/>which means you have a variable name </text:span><text:span text:style-name="T8">f</text:span><text:span text:style-name="T10">,It holds flag value.so the readers have to convert that every time they meet that variable.So change it into </text:span><text:span text:style-name="T8">flag</text:span><text:span text:style-name="T9">.</text:span></text:p>
      <text:p text:style-name="P6">Class name:</text:p>
      <text:p text:style-name="P1"><text:span text:style-name="T10"><text:tab/>Always class name has to be </text:span><text:span text:style-name="T12">noun</text:span><text:span text:style-name="T10">.</text:span></text:p>
      <text:p text:style-name="P1"><text:span text:style-name="T10"><text:s text:c="4"/><text:tab/>Example : </text:span><text:span text:style-name="T8">customer </text:span><text:span text:style-name="T10">, </text:span><text:span text:style-name="T8">employee</text:span><text:span text:style-name="T9">.</text:span></text:p>
      <text:p text:style-name="P6">MethodName:</text:p>
      <text:p text:style-name="P1"><text:span text:style-name="T10"><text:tab/>Method name can <text:s/>be </text:span><text:span text:style-name="T12">verb</text:span><text:span text:style-name="T10">.</text:span></text:p>
      <text:p text:style-name="P1"><text:span text:style-name="T10"><text:tab/>Example : </text:span><text:span text:style-name="T8">getEmployeeDetails</text:span><text:span text:style-name="T10">.</text:span></text:p>
      <text:p text:style-name="P6">Dont Be cute:</text:p>
      <text:p text:style-name="P1"><text:span text:style-name="T10"><text:tab/>Sometimes developers make the </text:span><text:span text:style-name="T12">names <text:s/>cute </text:span><text:span text:style-name="T10">in their slang like "</text:span><text:span text:style-name="T8">Kill_All</text:span><text:span text:style-name="T10">".It means </text:span><text:span text:style-name="T8">Delete_All_Records</text:span><text:span text:style-name="T10">.</text:span></text:p>
      <text:p text:style-name="P1"><text:span text:style-name="T10"><text:tab/>It was </text:span><text:span text:style-name="T12">wrong</text:span><text:span text:style-name="T10">.</text:span></text:p>
      <text:p text:style-name="P6">Pick one word per concept:</text:p>
      <text:p text:style-name="P1"><text:span text:style-name="T10"><text:tab/>Example : </text:span><text:span text:style-name="T8">get</text:span><text:span text:style-name="T12">,</text:span><text:span text:style-name="T8">obtain </text:span><text:span text:style-name="T10">means the same.So use </text:span><text:span text:style-name="T12">any one in your project</text:span><text:span text:style-name="T10">.Don't make the readers to get confused.</text:span></text:p>
      <text:p text:style-name="P6">Don't pun:</text:p>
      <text:p text:style-name="P5"><text:tab/>Don't use a same word for 2 meanings.</text:p>
      <text:p text:style-name="P1"><text:span text:style-name="T10"><text:tab/>Example : <text:s/></text:span><text:span text:style-name="T8">Add_Value</text:span><text:span text:style-name="T12">,</text:span><text:span text:style-name="T8">Add_data</text:span><text:span text:style-name="T10">."AddValue" adds the values(mathematical operation)."Add_data" it joins the data.So,</text:span><text:span text:style-name="T12">change Add_data into join_data</text:span><text:span text:style-name="T10">.</text:span></text:p>
      <text:p text:style-name="P6">Solution Domain Names:</text:p>
      <text:p text:style-name="P1"><text:soft-page-break/><text:span text:style-name="T10"><text:tab/>It means use </text:span><text:span text:style-name="T12">technical terms </text:span><text:span text:style-name="T10">Like "</text:span><text:span text:style-name="T12">JobQueue</text:span><text:span text:style-name="T10">".</text:span></text:p>
      <text:p text:style-name="P6">Problem domain names:</text:p>
      <text:p text:style-name="P1"><text:span text:style-name="T10"><text:tab/>If you <text:s/>don't hav an idea about '</text:span><text:span text:style-name="T12">how to name the variables</text:span><text:span text:style-name="T10">?' .Use </text:span><text:span text:style-name="T12">domain names</text:span><text:span text:style-name="T10">.LIke "</text:span><text:span text:style-name="T12">Repository</text:span><text:span text:style-name="T10">" .so they can ask the Domain Experts. </text:span></text:p>
      <text:p text:style-name="P5"/>
      <text:p text:style-name="P7">Chapter 3:Function</text:p>
      <text:p text:style-name="P6">Do one thing:</text:p>
      <text:p text:style-name="P1"><text:span text:style-name="T10"><text:tab/>A function has to do </text:span><text:span text:style-name="T12">only one operation</text:span><text:span text:style-name="T10">.</text:span></text:p>
      <text:p text:style-name="P1"><text:span text:style-name="T12">Section with function</text:span><text:span text:style-name="T10">:</text:span></text:p>
      <text:p text:style-name="P1"><text:span text:style-name="T10"><text:tab/></text:span><text:span text:style-name="T12">Mixing level of </text:span><text:span text:style-name="T14">abstraction </text:span><text:span text:style-name="T15">in function is </text:span><text:span text:style-name="T14">always confusing</text:span><text:span text:style-name="T15">.so,do one level of abstraction per function.</text:span></text:p>
      <text:p text:style-name="P1"><text:span text:style-name="T15"><text:tab/>It was better,If the function meets </text:span><text:span text:style-name="T14">SRP </text:span><text:span text:style-name="T15">rule.</text:span><text:span text:style-name="T10"> <text:s text:c="5"/></text:span></text:p>
      <text:p text:style-name="P6">Use Decriptive names:</text:p>
      <text:p text:style-name="P1"><text:span text:style-name="T10"><text:tab/>A Function name has to describe "</text:span><text:span text:style-name="T12">wat it vl do</text:span><text:span text:style-name="T10">?".</text:span></text:p>
      <text:p text:style-name="P6">Function arguments:</text:p>
      <text:p text:style-name="P1"><text:span text:style-name="T10"><text:tab/></text:span><text:span text:style-name="T12">niladic fn:</text:span></text:p>
      <text:p text:style-name="P1"><text:span text:style-name="T10"><text:tab/>`<text:tab/> Function that <text:s/>takes </text:span><text:span text:style-name="T12">no arguments</text:span><text:span text:style-name="T10">.Fn with no arguments is always better </text:span></text:p>
      <text:p text:style-name="P1"><text:span text:style-name="T10"><text:tab/></text:span><text:span text:style-name="T12">monaldic fn:</text:span></text:p>
      <text:p text:style-name="P1"><text:span text:style-name="T10"><text:tab/><text:tab/>Function that takes </text:span><text:span text:style-name="T12">one <text:s/>argument</text:span><text:span text:style-name="T10">.It is bit complex than niladic.because,It has to operates with that arguments.</text:span></text:p>
      <text:p text:style-name="P1"><text:span text:style-name="T10"><text:s text:c="4"/><text:tab/></text:span><text:span text:style-name="T12">dyadic fn: </text:span></text:p>
      <text:p text:style-name="P1"><text:span text:style-name="T10"><text:tab/><text:tab/>Fuction that takes </text:span><text:span text:style-name="T12">two argument</text:span><text:span text:style-name="T10">.more complex than monadix.</text:span></text:p>
      <text:p text:style-name="P1"><text:span text:style-name="T10"><text:tab/></text:span><text:span text:style-name="T12">triadic fn:</text:span></text:p>
      <text:p text:style-name="P1"><text:span text:style-name="T10"><text:tab/><text:tab/>fuction that takes </text:span><text:span text:style-name="T12">three argument</text:span><text:span text:style-name="T10">,more and more complex.so,check whether the arguments passed are for to find a general concept.If it is type of a class.Then use the object as arguments.</text:span></text:p>
      <text:p text:style-name="P5"><text:tab/><text:tab/>Ex:circle(int x,int y,int radius)();</text:p>
      <text:p text:style-name="P5"><text:tab/><text:tab/><text:tab/>where x &amp; y were the coordinates of a point ...</text:p>
      <text:p text:style-name="P5"><text:soft-page-break/><text:tab/><text:tab/>So...</text:p>
      <text:p text:style-name="P5"><text:tab/><text:tab/><text:tab/>creates a class:</text:p>
      <text:p text:style-name="P1"><text:span text:style-name="T10"><text:tab/><text:tab/><text:tab/><text:tab/></text:span><text:span text:style-name="T8">class point</text:span><text:span text:style-name="T10">{ public int x;public int y}</text:span></text:p>
      <text:p text:style-name="P5"><text:tab/><text:tab/>And..</text:p>
      <text:p text:style-name="P5"><text:tab/><text:tab/><text:tab/>use the object in fn:</text:p>
      <text:p text:style-name="P1"><text:span text:style-name="T10"><text:tab/><text:tab/><text:tab/><text:tab/>circle(</text:span><text:span text:style-name="T8">point point</text:span><text:span text:style-name="T10">,int radius)();</text:span></text:p>
      <text:p text:style-name="P6">command query seperation:</text:p>
      <text:p text:style-name="P1"><text:span text:style-name="T10"><text:tab/>A fuction should either '</text:span><text:span text:style-name="T12">do something</text:span><text:span text:style-name="T10">' or '</text:span><text:span text:style-name="T12">answer's something</text:span><text:span text:style-name="T10">'.but </text:span><text:span text:style-name="T12">not both</text:span><text:span text:style-name="T10">.</text:span></text:p>
      <text:p text:style-name="P6">Error Handling:</text:p>
      <text:p text:style-name="P1"><text:span text:style-name="T10"><text:tab/>We are using try/catch block inside a function.The function should do </text:span><text:span text:style-name="T12">only error handling</text:span><text:span text:style-name="T10">.Don't do any operation in function which handles errors.</text:span></text:p>
      <text:p text:style-name="P6">Dont repeat yourself:(DRY)</text:p>
      <text:p text:style-name="P5"><text:tab/>Dont repeat block of code in your program.Better make it as a function and call it,If that block of code has to be repeated.</text:p>
      <text:p text:style-name="P6">Structured Programming:</text:p>
      <text:p text:style-name="P1"><text:span text:style-name="T10"><text:tab/>Always go with Structured Programming like,function should return any one.</text:span><text:span text:style-name="T12">Don't use </text:span><text:span text:style-name="T10">"</text:span><text:span text:style-name="T12">Break </text:span><text:span text:style-name="T10">" or "</text:span><text:span text:style-name="T12">Continue </text:span><text:span text:style-name="T10">" in loop and </text:span><text:span text:style-name="T12">never </text:span><text:span text:style-name="T10">use "</text:span><text:span text:style-name="T12">Goto</text:span><text:span text:style-name="T10">".</text:span></text:p>
      <text:p text:style-name="P5"/>
      <text:p text:style-name="P7">Chapter 4:Comments</text:p>
      <text:p text:style-name="P1"><text:span text:style-name="T10"><text:s/></text:span><text:span text:style-name="T12">good comments</text:span><text:span text:style-name="T10">..-copyright,work of function,Failure display,needed Fn..</text:span></text:p>
      <text:p text:style-name="P1"><text:span text:style-name="T12">bad comments</text:span><text:span text:style-name="T10">.....-Html comments,represting the block,defing var comments..etc</text:span></text:p>
      <text:p text:style-name="P5"/>
      <text:p text:style-name="P7">chapter 5:Formating:</text:p>
      <text:p text:style-name="P1"><text:span text:style-name="T10"><text:s/></text:span><text:span text:style-name="T12">Vertical</text:span><text:span text:style-name="T10">: Match of curlybrazes ,Allingment</text:span></text:p>
      <text:p text:style-name="P1"><text:span text:style-name="T12">horizontal</text:span><text:span text:style-name="T10">:Space Btw Evry Keyword ,operator,symbols,type,var</text:span></text:p>
      <text:p text:style-name="P5"/>
      <text:p text:style-name="P7"><text:soft-page-break/>chapter 6:obj&amp; Datastructures</text:p>
      <text:p text:style-name="P6">Data Abstraction:</text:p>
      <text:p text:style-name="P1"><text:span text:style-name="T10"><text:tab/></text:span><text:span text:style-name="T12">abstraction </text:span><text:span text:style-name="T10">is a technique for managing complexity of computer systems. It works by establishing a level of complexity on which a person interacts with the system, suppressing the more complex details below the current level.</text:span></text:p>
      <text:p text:style-name="P1"><text:span text:style-name="T10"><text:tab/></text:span><text:span text:style-name="T12">Data abstraction </text:span><text:span text:style-name="T10">allows handling data bits in meaningful ways. For example, it is the basic motivation behind datatype.</text:span></text:p>
      <text:p text:style-name="P6">Data/objects anti symmentry:</text:p>
      <text:p text:style-name="P1"><text:span text:style-name="T12"><text:tab/></text:span><text:span text:style-name="T10">Objects </text:span><text:span text:style-name="T12">hide their data behind abstractions </text:span><text:span text:style-name="T10">and expose functions that operate on that data. Data structure expose their data and have no meaningful functions</text:span></text:p>
      <text:p text:style-name="P5"><text:tab/>Data Structure and objects were anti symmetric</text:p>
      <text:p text:style-name="P6">LAW of demeter:</text:p>
      <text:p text:style-name="P1"><text:span text:style-name="T10"><text:tab/>Don't call the funtion using the </text:span><text:span text:style-name="T12">return Value </text:span><text:span text:style-name="T10">of another function .</text:span></text:p>
      <text:p text:style-name="P1"><text:span text:style-name="T10"><text:tab/>Example : </text:span><text:span text:style-name="T8">final String outputDir = ctxt.getOptions().getScratchDir().getAbsolutePath()</text:span></text:p>
      <text:p text:style-name="P5"><text:tab/><text:tab/>the above shown example violates the law of demeter.</text:p>
      <text:p text:style-name="P6">Train wreck:</text:p>
      <text:p text:style-name="P1"><text:span text:style-name="T9"><text:tab/></text:span><text:span text:style-name="T8">getOptions().getScratchDir().getAbsolutePath()</text:span><text:span text:style-name="T12">.</text:span><text:span text:style-name="T10">This code is often called as train wreck..</text:span></text:p>
      <text:p text:style-name="P1"><text:span text:style-name="T10"><text:tab/>If the </text:span><text:span text:style-name="T12">first function fails </text:span><text:span text:style-name="T10">..all the other functions that depends on </text:span><text:span text:style-name="T12">previous function will fail</text:span><text:span text:style-name="T10">.</text:span></text:p>
      <text:p text:style-name="P6">Hybrids:</text:p>
      <text:p text:style-name="P1"><text:span text:style-name="T10"><text:tab/>This confusion sometimes leads to unfortunate hybrid data structures that are </text:span><text:span text:style-name="T12">half object and half data structure</text:span><text:span text:style-name="T10">. </text:span></text:p>
      <text:p text:style-name="P1"><text:span text:style-name="T10"><text:tab/>Such hybrids </text:span><text:span text:style-name="T12">make it hard </text:span><text:span text:style-name="T10">to </text:span><text:span text:style-name="T12">add new functions </text:span><text:span text:style-name="T10">but also </text:span><text:span text:style-name="T12">make it hard </text:span><text:span text:style-name="T10">to </text:span><text:span text:style-name="T12">add new data structures</text:span><text:span text:style-name="T10">. They are the worst of both worlds. Avoid creating them. <text:tab/></text:span></text:p>
      <text:p text:style-name="P6">DTO:Data Transfer object:</text:p>
      <text:p text:style-name="P1"><text:span text:style-name="T12"><text:tab/></text:span><text:span text:style-name="T10">Class with </text:span><text:span text:style-name="T12">public variable with no function </text:span><text:span text:style-name="T10">is called DTO.It is mostly </text:span><text:soft-page-break/><text:span text:style-name="T10">used to communicate <text:s/>with databases.</text:span></text:p>
      <text:p text:style-name="P6">Active Records :</text:p>
      <text:p text:style-name="P1"><text:span text:style-name="T10"><text:tab/>It is the </text:span><text:span text:style-name="T12">special form of DTO</text:span><text:span text:style-name="T10">.It may contains some navigating function such as</text:span></text:p>
      <text:p text:style-name="P6">save(),find().</text:p>
      <text:p text:style-name="P5"/>
      <text:p text:style-name="P7">chapter 7:Error handling </text:p>
      <text:p text:style-name="P6"><text:tab/>use error rather than fn:</text:p>
      <text:p text:style-name="P1"><text:span text:style-name="T12"><text:tab/></text:span><text:span text:style-name="T10">consider we are doing an operation that has to perform according to error</text:span><text:span text:style-name="T12">.use try/catch</text:span><text:span text:style-name="T10"> ...it is better than using if to check errors and fn opertion..</text:span></text:p>
      <text:p text:style-name="P1"><text:span text:style-name="T10"><text:tab/>Always write </text:span><text:span text:style-name="T12">your own try/catch/finally blocks</text:span><text:span text:style-name="T10">.</text:span></text:p>
      <text:p text:style-name="P6">Use Unchecked exception:</text:p>
      <text:p text:style-name="P1"><text:span text:style-name="T12"><text:tab/>Avoid using checked exception</text:span><text:span text:style-name="T10">.because other parts of the system depends on the exception.so identifing the location of the problem is difficult in case of system failure.. </text:span></text:p>
      <text:p text:style-name="P5"><text:tab/>Consider u hav a function which handles error..if the error is caught it should mak changes in all the functions...in such cases v go with checked exception...</text:p>
      <text:p text:style-name="P6">Provide context with exception:</text:p>
      <text:p text:style-name="P1"><text:span text:style-name="T12"><text:tab/></text:span><text:span text:style-name="T10">Send Some </text:span><text:span text:style-name="T12">error message </text:span><text:span text:style-name="T10">along with exception.</text:span></text:p>
      <text:p text:style-name="P6">Define exception classes interms of callers need:</text:p>
      <text:p text:style-name="P5"><text:tab/>While Describing how the exception was caugth.Consider all the scenario`s of exception and create your own Exception class with describing names.. </text:p>
      <text:p text:style-name="P1"><text:span text:style-name="T10"><text:tab/></text:span><text:span text:style-name="T12">don't return null</text:span></text:p>
      <text:p text:style-name="P1"><text:span text:style-name="T10"><text:tab/></text:span><text:span text:style-name="T12">don't pass null</text:span></text:p>
      <text:p text:style-name="P6"/>
      <text:p text:style-name="P7"/>
      <text:p text:style-name="P7"/>
      <text:p text:style-name="P7"><text:soft-page-break/></text:p>
      <text:p text:style-name="P7">Chapter 8:Boundaries </text:p>
      <text:p text:style-name="P6">what is boundary?:</text:p>
      <text:p text:style-name="P1"><text:span text:style-name="T12"><text:s/><text:tab/></text:span><text:span text:style-name="T10">Assume you are developing a website.It allows the user if their age is above 18.</text:span></text:p>
      <text:p text:style-name="P1"><text:span text:style-name="T10">Then the boundary of that is </text:span><text:span text:style-name="T12">18+</text:span><text:span text:style-name="T10"> .</text:span></text:p>
      <text:p text:style-name="P6">Using Third party Code:</text:p>
      <text:p text:style-name="P1"><text:span text:style-name="T12"><text:tab/></text:span><text:span text:style-name="T10">The Boundaries has to be t</text:span><text:span text:style-name="T11">h</text:span><text:span text:style-name="T10">oroug</text:span><text:span text:style-name="T11">h</text:span><text:span text:style-name="T10">ly checked while you are using the Third party code.</text:span></text:p>
      <text:p text:style-name="P1"><text:span text:style-name="T12"><text:tab/></text:span><text:span text:style-name="T10">There is a common problem between </text:span><text:span text:style-name="T12">the provider interface </text:span><text:span text:style-name="T10">and the </text:span><text:span text:style-name="T12">user interface</text:span><text:span text:style-name="T10">.provider may Develop their code under </text:span><text:span text:style-name="T12">broadApplicablity</text:span><text:span text:style-name="T10">.so,it work among Different users.but the user only need the limited edition.</text:span></text:p>
      <text:p text:style-name="P6">Exploring and Learning the third party code:</text:p>
      <text:p text:style-name="P1"><text:span text:style-name="T12"><text:tab/></text:span><text:span text:style-name="T10">Suppose <text:s/>if you are not clear how the third party code works.we spend some days or two to learn the third party code.some times it is hard to understand the third party code if it is not clean..</text:span></text:p>
      <text:p text:style-name="P1"><text:span text:style-name="T10"><text:tab/>so write </text:span><text:span text:style-name="T12">some tests </text:span><text:span text:style-name="T10">to explore and </text:span><text:span text:style-name="T12">understand </text:span><text:span text:style-name="T10">the </text:span><text:span text:style-name="T12">third party code</text:span><text:span text:style-name="T10">.</text:span></text:p>
      <text:p text:style-name="P5"><text:tab/>learning the tests are better than free.it will give youthe better understanding of the code.</text:p>
      <text:p text:style-name="P6">clean Boundaries:</text:p>
      <text:p text:style-name="P5"><text:tab/>Sometimes change will happen at the boundaries.so we have to make sure that boundaries were clean.we have avoid exposing our code too much to the third parties .only expose the code that you can control. </text:p>
      <text:p text:style-name="P5"/>
      <text:p text:style-name="P7">chapter 9:Unit test:</text:p>
      <text:p text:style-name="P1"><text:span text:style-name="T12"><text:tab/>TDD:"</text:span><text:span text:style-name="T10">test Driven development</text:span><text:span text:style-name="T12">"-</text:span><text:span text:style-name="T10">it is a paltform for testing the boundaries.rather than checking the code line by line .and has to every tym execute whether it produces the expected results.these problems were solved by </text:span><text:span text:style-name="T12">TDD</text:span><text:line-break/><text:span text:style-name="T12"><text:tab/>Three LAWS of TDD:</text:span></text:p>
      <text:p text:style-name="P1"><text:soft-page-break/><text:span text:style-name="T12"><text:tab/>1st Law:</text:span><text:span text:style-name="T10">write the failing test code before the production code.</text:span></text:p>
      <text:p text:style-name="P1"><text:span text:style-name="T10"><text:tab/></text:span><text:span text:style-name="T12">2nd Law:</text:span><text:span text:style-name="T10">more unit test will leads to failure..so use sufficient test code.</text:span></text:p>
      <text:p text:style-name="P1"><text:span text:style-name="T10"><text:tab/></text:span><text:span text:style-name="T12">3rd Law:</text:span><text:span text:style-name="T10">may not write more production code than is sufficient to pass the current failling test.</text:span></text:p>
      <text:p text:style-name="P6"><text:tab/>Keeping Test Clean: </text:p>
      <text:p text:style-name="P1"><text:span text:style-name="T12"><text:tab/><text:tab/></text:span><text:span text:style-name="T10">clean test is most important than clean code.</text:span></text:p>
      <text:p text:style-name="P1"><text:span text:style-name="T10"><text:tab/></text:span><text:span text:style-name="T12">Domain-specific naming language:</text:span></text:p>
      <text:p text:style-name="P1"><text:span text:style-name="T12"><text:tab/><text:tab/></text:span><text:span text:style-name="T10">use the domain names for naming convention in Tdd</text:span></text:p>
      <text:p text:style-name="P5"><text:tab/>*one assert per test</text:p>
      <text:p text:style-name="P5"><text:tab/>*one concept per test</text:p>
      <text:p text:style-name="P1"><text:span text:style-name="T12"><text:tab/>F-I-R-S-T</text:span><text:span text:style-name="T10">-&gt;fast-independent-repeatable-selfvalidating-timely</text:span></text:p>
      <text:p text:style-name="P6"/>
      <text:p text:style-name="P7">Chapter 10:classes:</text:p>
      <text:p text:style-name="P6">Class organisation:</text:p>
      <text:p text:style-name="P1"><text:span text:style-name="T12"><text:tab/></text:span><text:span text:style-name="T10">Class has to be aligned in an upcoming manner:</text:span></text:p>
      <text:p text:style-name="P1"><text:span text:style-name="T10"><text:tab/><text:tab/></text:span><text:span text:style-name="T9">public static constants</text:span></text:p>
      <text:p text:style-name="P9"><text:tab/><text:tab/>private static variables </text:p>
      <text:p text:style-name="P9"><text:tab/><text:tab/>private instance variables </text:p>
      <text:p text:style-name="P5"><text:tab/>follwed by methods:</text:p>
      <text:p text:style-name="P1"><text:span text:style-name="T10"><text:tab/><text:tab/></text:span><text:span text:style-name="T9">public fuction </text:span></text:p>
      <text:p text:style-name="P9"><text:tab/><text:tab/>private utilities called by public function</text:p>
      <text:p text:style-name="P6">class should be small:</text:p>
      <text:list xml:id="list4303459474523758787" text:style-name="WWNum1">
        <text:list-item>
          <text:p text:style-name="P13">size of function determined by lines of <text:s/>code inside function.</text:p>
        </text:list-item>
        <text:list-item>
          <text:p text:style-name="P13">size of class determined by no of responsiblities means methods</text:p>
        </text:list-item>
      </text:list>
      <text:p text:style-name="P6">SRP:Single responsiblity principle</text:p>
      <text:p text:style-name="P5"><text:tab/><text:tab/>Class should contain one responsiblities - one reason to change</text:p>
      <text:p text:style-name="P6"><text:soft-page-break/>Cohesion:</text:p>
      <text:list xml:id="list154032623449435" text:continue-numbering="true" text:style-name="WWNum1">
        <text:list-item>
          <text:p text:style-name="P14"><text:span text:style-name="T10">If </text:span><text:span text:style-name="T12">all variable inside class is used by each function </text:span><text:span text:style-name="T10">of the class.it said to be </text:span><text:span text:style-name="T12">more cohesive.</text:span></text:p>
        </text:list-item>
        <text:list-item>
          <text:p text:style-name="P14"><text:span text:style-name="T10">if <text:s/>the </text:span><text:span text:style-name="T12">cohesive </text:span><text:span text:style-name="T10">the class is so </text:span><text:span text:style-name="T12">high </text:span><text:span text:style-name="T10">that means </text:span><text:span text:style-name="T12">the variable and function inside the class is codependent.</text:span></text:p>
        </text:list-item>
      </text:list>
      <text:p text:style-name="P6">Organizing the change :</text:p>
      <text:p text:style-name="P1"><text:span text:style-name="T12"><text:tab/><text:tab/></text:span><text:span text:style-name="T10">if a class that has too much of responsibilities .it should be shortd.so create as much as classes to short.</text:span></text:p>
      <text:p text:style-name="P1"><text:span text:style-name="T10"/></text:p>
      <text:p text:style-name="P6">Chapter 11:system:</text:p>
      <text:p text:style-name="P5"><text:s text:c="12"/><text:tab/>consider you are building <text:s/>a house ..generally 1st the basements is created then internal structure is developed and finally the outline ..</text:p>
      <text:p text:style-name="P5"><text:tab/>lik wise ...</text:p>
      <text:p text:style-name="P5"><text:tab/><text:tab/>1st:seperately constructs the system from using it ..</text:p>
      <text:p text:style-name="P5"><text:tab/>creating the classes for the system..ex:fishermen project .consider it as building the basements and internal structure of building .</text:p>
      <text:p text:style-name="P5"><text:tab/>2nd : seperating the main:</text:p>
      <text:p text:style-name="P5"><text:tab/><text:tab/>it is a main class where it holds all the system class and organising it...</text:p>
      <text:p text:style-name="P5"><text:tab/><text:tab/> a system needs domain specific languages..</text:p>
      <text:p text:style-name="P6">Dependency Injection:</text:p>
      <text:p text:style-name="P1"><text:span text:style-name="T12"><text:tab/></text:span><text:span text:style-name="T10">it is used to decouple our code.which breacks the dependencies Between the systems.so that the changes in the one system cannot affects the other system.</text:span></text:p>
      <text:p text:style-name="P6">Scalling up:</text:p>
      <text:p text:style-name="P1"><text:span text:style-name="T12"><text:tab/></text:span><text:span text:style-name="T10">major use of the Dependency injection is while scaling up the system..suppose if we are migrating our system it should not affects the third parties..</text:span></text:p>
      <text:p text:style-name="P6">System need Domain-specific languages:</text:p>
      <text:p text:style-name="P1"><text:span text:style-name="T12"><text:tab/></text:span><text:span text:style-name="T10">Building construction, like most domains, has developed a rich language with a vocabulary, idioms, and patterns that convey essential </text:span><text:soft-page-break/><text:span text:style-name="T10">information clearly and concisely </text:span></text:p>
      <text:p text:style-name="P5"/>
      <text:p text:style-name="P6">Chapter 12:Concurrency:</text:p>
      <text:p text:style-name="P6">why concorrency?</text:p>
      <text:list xml:id="list154031637467576" text:continue-numbering="true" text:style-name="WWNum1">
        <text:list-item>
          <text:p text:style-name="P13">Concorrency is a decoupling startegy.cosider that we hav to provide responces for 150 member we have to go with multithreading ...but it may face many failures ..</text:p>
        </text:list-item>
        <text:list-item>
          <text:p text:style-name="P13">Concorrency always improves performence </text:p>
        </text:list-item>
        <text:list-item>
          <text:p text:style-name="P13">Correct concorrency is always complex</text:p>
        </text:list-item>
        <text:list-item>
          <text:p text:style-name="P13">Concorrency often requires fundamental change in design stategy.</text:p>
        </text:list-item>
      </text:list>
      <text:p text:style-name="P6">Challenges:</text:p>
      <text:p text:style-name="P1"><text:span text:style-name="T12"><text:tab/>2 thread </text:span><text:span text:style-name="T10">can produce more than 1000 possiblities.so it hard to make the threads as </text:span><text:span text:style-name="T12">pure concorrent</text:span><text:span text:style-name="T10">.</text:span></text:p>
      <text:p text:style-name="P1"><text:span text:style-name="T10"><text:tab/>Sometimes it may arise an </text:span><text:span text:style-name="T12">ambiguty problem</text:span><text:span text:style-name="T10">,means two thread tries to acess the same object at a time,to rectify this we go for </text:span><text:span text:style-name="T12">synchronization.</text:span></text:p>
      <text:p text:style-name="P5"><text:tab/>It might be possible <text:s/>to copy the objects and make it into one thread.So,easy to work with out doing opertion in multithreading for 1 object.</text:p>
      <text:p text:style-name="P1"><text:span text:style-name="T10"><text:tab/>Thread should be </text:span><text:span text:style-name="T12">indepedent to each other</text:span><text:span text:style-name="T10">.</text:span></text:p>
      <text:p text:style-name="P6">SRP:</text:p>
      <text:p text:style-name="P1"><text:span text:style-name="T12"><text:tab/></text:span><text:span text:style-name="T10">SRP states that a </text:span><text:span text:style-name="T12">class\method should have single reason to change.</text:span><text:span text:style-name="T10">So,the concorrency related code has to be seperate from non-concorrency related code.</text:span></text:p>
      <text:p text:style-name="P6">Corollary: Limit the Scope of Data</text:p>
      <text:p text:style-name="P1"><text:span text:style-name="T12"><text:tab/></text:span><text:span text:style-name="T10">Sometimes two threads may try to access the same data.There are two cases we can <text:s/>rectify this problem.one approach is using synchronization.which means we lock the specific function so only one can access at time..</text:span></text:p>
      <text:p text:style-name="P5"><text:tab/>Another approach is use the copies of Data.Make the thread code independent as much as possible.</text:p>
      <text:p text:style-name="P6">Know your execution model:</text:p>
      <text:p text:style-name="P1"><text:soft-page-break/><text:span text:style-name="T12"><text:tab/>Bound Resources</text:span><text:span text:style-name="T10">- Examples include database connections and ﬁxed-size read/ write buffers. </text:span></text:p>
      <text:p text:style-name="P1"><text:span text:style-name="T13"><text:tab/></text:span><text:span text:style-name="T12">Mutual Exclusion</text:span><text:span text:style-name="T13">-</text:span><text:span text:style-name="T10"> Only one thread can access shared data or a shared resource at a time. </text:span></text:p>
      <text:p text:style-name="P1"><text:span text:style-name="T13"><text:tab/></text:span><text:span text:style-name="T12">Starvation</text:span><text:span text:style-name="T13">-</text:span><text:span text:style-name="T10"> One thread or a group of threads is prohibited from proceeding for an excessively long time or forever. </text:span></text:p>
      <text:p text:style-name="P1"><text:span text:style-name="T10"><text:s/></text:span><text:span text:style-name="T13"><text:tab/></text:span><text:span text:style-name="T12">Deadlock</text:span><text:span text:style-name="T13">-</text:span><text:span text:style-name="T10"> Two or more threads waiting for each other to ﬁnish. Each thread has a resource that the other thread requires and neither can ﬁnish until it gets the other resource. </text:span></text:p>
      <text:p text:style-name="P1"><text:span text:style-name="T13"><text:tab/></text:span><text:span text:style-name="T12">Livelock</text:span><text:span text:style-name="T13">-</text:span><text:span text:style-name="T10"> Threads in lockstep, each trying to do work but ﬁnding another “in the way.” Due to resonance, threads continue trying to make progress but are unable to for an excessively long time— or forever.</text:span></text:p>
      <text:p text:style-name="P6">Testing thread code : <text:s/></text:p>
      <text:list xml:id="list154032036679252" text:continue-numbering="true" text:style-name="WWNum1">
        <text:list-item>
          <text:p text:style-name="P14"><text:span text:style-name="T10">Get your non threadable code </text:span><text:span text:style-name="T12">work first</text:span><text:span text:style-name="T10">.</text:span></text:p>
        </text:list-item>
        <text:list-item>
          <text:p text:style-name="P13">Make your thread plugable ,tunable.</text:p>
        </text:list-item>
        <text:list-item>
          <text:p text:style-name="P13">It has to run on different platforms </text:p>
        </text:list-item>
      </text:list>
      <text:p text:style-name="P5">code instrumentation:</text:p>
      <text:p text:style-name="P5"><text:tab/>hand code-manually creating the thread to work and kill ..acording to our needs</text:p>
      <text:p text:style-name="P5"><text:tab/>automatic-it creates a thread and do operation with out user interpretation..</text:p>
      <text:p text:style-name="P5"><text:tab/><text:tab/>use which ever is applicable for your system.. <text:s text:c="9"/></text:p>
      <text:p text:style-name="P5"><text:s text:c="3"/><text:tab/><text:tab/><text:tab/></text:p>
      <text:p text:style-name="P7">chapter 13:Emergence:</text:p>
      <text:p text:style-name="P1"><text:span text:style-name="T12"><text:tab/></text:span><text:span text:style-name="T10">4 major rules for better desing:</text:span></text:p>
      <text:p text:style-name="P6">1.testing :</text:p>
      <text:p text:style-name="P5"><text:tab/>create a test code before creating the product code..</text:p>
      <text:p text:style-name="P6">2.refractorization</text:p>
      <text:p text:style-name="P5"><text:tab/>during this refactoring step,.</text:p>
      <text:p text:style-name="P5"><text:tab/>we can apply anything from the entire body of knowledge about good <text:soft-page-break/>software design.</text:p>
      <text:p text:style-name="P5"><text:tab/>We can increase cohesion, decrease coupling, separate concerns, modularize system concerns, shrink our functions and classes, choose better names, and so on. <text:tab/><text:tab/><text:tab/><text:tab/>This is also where we apply the ﬁnal three rules of simple design: Eliminate duplication, ensure expressiveness, and minimize the number of classes and methods.</text:p>
      <text:p text:style-name="P6">3.expressive:</text:p>
      <text:p text:style-name="P5"><text:tab/>The names of the variables and function should express the meaning of those ..so that the <text:s/>users can easily understand the code ..<text:tab/> <text:s/></text:p>
      <text:p text:style-name="P6">4.small class and fn.</text:p>
      <text:p text:style-name="P5"><text:tab/>no of lines has to be small inside the fn.</text:p>
      <text:p text:style-name="P5"><text:tab/>a class should contain less no of responsibilities with more cohe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15:40:30.622977050</dc:date>
    <meta:editing-duration>PT5H51M59S</meta:editing-duration>
    <meta:editing-cycles>4</meta:editing-cycles>
    <meta:generator>LibreOffice/5.1.6.2$Linux_X86_64 LibreOffice_project/10m0$Build-2</meta:generator>
    <meta:document-statistic meta:table-count="0" meta:image-count="0" meta:object-count="0" meta:page-count="12" meta:paragraph-count="218" meta:word-count="2149" meta:character-count="14122" meta:non-whitespace-character-count="11748"/>
  </office:meta>
</office:document-meta>
</file>